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15.52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  <style:paragraph-properties style:writing-mode="lr-tb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  <style:paragraph-properties style:writing-mode="lr-tb"/>
    </style:style>
    <style:style style:name="gr4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07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  <style:paragraph-properties style:writing-mode="lr-tb"/>
    </style:style>
    <style:style style:name="gr13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1.222cm" fo:min-width="4.338cm"/>
      <style:paragraph-properties style:writing-mode="lr-tb"/>
    </style:style>
    <style:style style:name="gr14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1.255cm" fo:min-width="8.101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 loext:opacity="100%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loext:opacity="100%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loext:opacity="100%" fo:font-size="28pt" style:font-size-asian="28pt" style:font-size-complex="28pt"/>
    </style:style>
    <style:style style:name="T2" style:family="text">
      <style:text-properties style:font-name="OpenSymbol2" style:font-name-asian="OpenSymbol2" style:font-name-complex="OpenSymbol2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15.77cm" svg:x="14.92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3.389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1.889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763cm" svg:height="1.143cm" svg:x="1.143cm" svg:y="7.891cm">
          <text:p text:style-name="P2">Master Background Sub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763cm" svg:height="1.143cm" svg:x="1.143cm" svg:y="11.066cm">
          <text:p text:style-name="P2">Residual Fring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8.763cm" svg:height="1.016cm" svg:x="1.143cm" svg:y="12.65cm">
          <text:p text:style-name="P2">Outlier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763cm" svg:height="1.143cm" svg:x="1.143cm" svg:y="9.482cm">
          <text:p text:style-name="P2">Background 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8.763cm" svg:height="1.143cm" svg:x="1.143cm" svg:y="15.751cm">
          <text:p text:style-name="P2">Cube Cre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0.287cm" svg:height="1.686cm" svg:x="3.922cm" svg:y="1.154cm">
          <text:p text:style-name="P2"><text:span text:style-name="T1">CALWEBB_SPEC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0.367cm" svg:y="6.33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5cm" svg:height="0.827cm" svg:x="11.077cm" svg:y="8.1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51cm" svg:y="8.1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577cm" svg:y="8.1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29cm" svg:y="8.16cm">
          <draw:text-box>
            <text:p><text:span text:style-name="T2">✔</text:span></text:p>
          </draw:text-box>
        </draw:frame>
        <draw:frame draw:style-name="gr6" draw:text-style-name="P7" draw:layer="layout" svg:width="4.105cm" svg:height="0.763cm" draw:transform="rotate (1.0471975511966) translate (10.427cm 5.823cm)">
          <draw:text-box>
            <text:p><text:span text:style-name="T3">NIRSpec MSA</text:span></text:p>
          </draw:text-box>
        </draw:frame>
        <draw:frame draw:style-name="gr7" draw:text-style-name="P7" draw:layer="layout" svg:width="3.318cm" svg:height="0.763cm" draw:transform="rotate (1.0471975511966) translate (11.219cm 5.793cm)">
          <draw:text-box>
            <text:p><text:span text:style-name="T3">NIRSpec IFU</text:span></text:p>
          </draw:text-box>
        </draw:frame>
        <draw:frame draw:style-name="gr8" draw:text-style-name="P7" draw:layer="layout" svg:width="3.121cm" svg:height="0.763cm" draw:transform="rotate (1.0471975511966) translate (11.901cm 5.895cm)">
          <draw:text-box>
            <text:p><text:span text:style-name="T3">NIRSpec Slit</text:span></text:p>
          </draw:text-box>
        </draw:frame>
        <draw:frame draw:style-name="gr6" draw:text-style-name="P7" draw:layer="layout" svg:width="2.747cm" svg:height="0.763cm" draw:transform="rotate (1.0471975511966) translate (12.65cm 5.895cm)">
          <draw:text-box>
            <text:p><text:span text:style-name="T3">MIRI LRS</text:span></text:p>
          </draw:text-box>
        </draw:frame>
        <draw:frame draw:style-name="gr9" draw:text-style-name="P7" draw:layer="layout" svg:width="2.958cm" svg:height="0.839cm" draw:transform="rotate (1.0471975511966) translate (13.395cm 5.895cm)">
          <draw:text-box>
            <text:p><text:span text:style-name="T3">MIRI MRS</text:span></text:p>
          </draw:text-box>
        </draw:frame>
        <draw:frame draw:style-name="gr6" draw:text-style-name="P7" draw:layer="layout" svg:width="3.671cm" svg:height="0.763cm" draw:transform="rotate (1.0471975511966) translate (14.12cm 5.895cm)">
          <draw:text-box>
            <text:p><text:span text:style-name="T3">NIRISS SOSS</text:span></text:p>
          </draw:text-box>
        </draw:frame>
        <draw:frame draw:style-name="gr10" draw:text-style-name="P7" draw:layer="layout" svg:width="3.769cm" svg:height="0.763cm" draw:transform="rotate (1.0471975511966) translate (14.895cm 5.895cm)">
          <draw:text-box>
            <text:p><text:span text:style-name="T3">NIRISS WFSS</text:span></text:p>
          </draw:text-box>
        </draw:frame>
        <draw:connector draw:style-name="gr11" draw:text-style-name="P8" draw:layer="layout" svg:x1="5.524cm" svg:y1="9.034cm" svg:x2="5.524cm" svg:y2="9.482cm" draw:start-shape="id1" draw:start-glue-point="2" draw:end-shape="id2" draw:end-glue-point="0" svg:d="M5524 9034v448" svg:viewBox="0 0 1 449">
          <text:p/>
        </draw:connector>
        <draw:connector draw:style-name="gr11" draw:text-style-name="P8" draw:layer="layout" svg:x1="5.524cm" svg:y1="12.209cm" svg:x2="5.524cm" svg:y2="12.65cm" draw:start-shape="id3" draw:start-glue-point="2" draw:end-shape="id4" draw:end-glue-point="0" svg:d="M5524 12209v441" svg:viewBox="0 0 1 442">
          <text:p/>
        </draw:connector>
        <draw:connector draw:style-name="gr11" draw:text-style-name="P8" draw:layer="layout" svg:x1="5.524cm" svg:y1="13.666cm" svg:x2="5.532cm" svg:y2="14.151cm" draw:start-shape="id4" draw:start-glue-point="2" draw:end-shape="id5" draw:end-glue-point="0" svg:d="M5524 13666v243h8v242" svg:viewBox="0 0 9 486">
          <text:p/>
        </draw:connector>
        <draw:custom-shape draw:style-name="gr12" draw:text-style-name="P9" xml:id="id6" draw:id="id6" draw:layer="layout" svg:width="5.969cm" svg:height="1.197cm" svg:x="2.54cm" svg:y="4.067cm">
          <text:p text:style-name="P2"><text:span text:style-name="T4">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5.525cm" svg:y1="5.264cm" svg:x2="5.524cm" svg:y2="6.291cm" draw:start-shape="id6" draw:start-glue-point="8" draw:end-shape="id7" draw:end-glue-point="0" svg:d="M5525 5264v513h-1v514" svg:viewBox="0 0 2 1028">
          <text:p/>
        </draw:connector>
        <draw:custom-shape draw:style-name="gr13" draw:text-style-name="P9" xml:id="id9" draw:id="id9" draw:layer="layout" svg:width="6.842cm" svg:height="2.08cm" svg:x="2.103cm" svg:y="23.423cm">
          <text:p text:style-name="P2"><text:span text:style-name="T4">Combined 2D/3D Cubes</text:span></text:p>
          <text:p text:style-name="P2"><text:span text:style-name="T4">Extracted 1D Spectr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5.524cm" svg:y1="22.026cm" svg:x2="5.524cm" svg:y2="23.423cm" draw:start-shape="id8" draw:end-shape="id9" svg:d="M5524 22026v1397" svg:viewBox="0 0 1 1398">
          <text:p/>
        </draw:connector>
        <draw:line draw:style-name="gr14" draw:text-style-name="P8" draw:layer="layout" svg:x1="10.397cm" svg:y1="6.015cm" svg:x2="11.901cm" svg:y2="3.338cm">
          <text:p/>
        </draw:line>
        <draw:line draw:style-name="gr14" draw:text-style-name="P8" draw:layer="layout" svg:x1="11.097cm" svg:y1="6.016cm" svg:x2="12.681cm" svg:y2="3.338cm">
          <text:p/>
        </draw:line>
        <draw:line draw:style-name="gr14" draw:text-style-name="P8" draw:layer="layout" svg:x1="11.884cm" svg:y1="6.008cm" svg:x2="13.316cm" svg:y2="3.516cm">
          <text:p/>
        </draw:line>
        <draw:line draw:style-name="gr14" draw:text-style-name="P8" draw:layer="layout" svg:x1="12.615cm" svg:y1="6.027cm" svg:x2="13.925cm" svg:y2="3.748cm">
          <text:p/>
        </draw:line>
        <draw:line draw:style-name="gr14" draw:text-style-name="P8" draw:layer="layout" svg:x1="13.383cm" svg:y1="5.987cm" svg:x2="14.539cm" svg:y2="3.98cm">
          <text:p/>
        </draw:line>
        <draw:line draw:style-name="gr14" draw:text-style-name="P8" draw:layer="layout" svg:x1="14.097cm" svg:y1="6.016cm" svg:x2="15.803cm" svg:y2="3.206cm">
          <text:p/>
        </draw:line>
        <draw:line draw:style-name="gr14" draw:text-style-name="P8" draw:layer="layout" svg:x1="14.896cm" svg:y1="6.015cm" svg:x2="16.523cm" svg:y2="3.179cm">
          <text:p/>
        </draw:line>
        <draw:line draw:style-name="gr14" draw:text-style-name="P8" draw:layer="layout" svg:x1="15.631cm" svg:y1="6.007cm" svg:x2="17.229cm" svg:y2="3.251cm">
          <text:p/>
        </draw:line>
        <draw:custom-shape draw:style-name="gr3" draw:text-style-name="P4" xml:id="id11" draw:id="id11" draw:layer="layout" svg:width="8.763cm" svg:height="1.016cm" svg:x="1.143cm" svg:y="17.357cm">
          <text:p text:style-name="P2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8.763cm" svg:height="1.016cm" svg:x="1.143cm" svg:y="18.858cm">
          <text:p text:style-name="P2">Spectral Lea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8" draw:id="id8" draw:layer="layout" svg:width="8.763cm" svg:height="1.667cm" svg:x="1.143cm" svg:y="20.359cm">
          <text:p text:style-name="P2">Updated Exposure</text:p>
          <text:p text:style-name="P2">Level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svg:x1="5.524cm" svg:y1="10.625cm" svg:x2="5.524cm" svg:y2="11.066cm" draw:start-shape="id2" draw:start-glue-point="2" draw:end-shape="id3" draw:end-glue-point="0" svg:d="M5524 10625v441" svg:viewBox="0 0 1 442">
          <text:p/>
        </draw:connector>
        <draw:connector draw:style-name="gr11" draw:text-style-name="P8" draw:layer="layout" svg:x1="5.524cm" svg:y1="16.894cm" svg:x2="5.524cm" svg:y2="17.357cm" draw:start-shape="id10" draw:start-glue-point="2" draw:end-shape="id11" draw:end-glue-point="0" svg:d="M5524 16894v463" svg:viewBox="0 0 1 464">
          <text:p/>
        </draw:connector>
        <draw:connector draw:style-name="gr11" draw:text-style-name="P8" draw:layer="layout" svg:x1="5.524cm" svg:y1="18.373cm" svg:x2="5.524cm" svg:y2="18.858cm" draw:start-shape="id11" draw:start-glue-point="2" draw:end-shape="id12" draw:end-glue-point="0" svg:d="M5524 18373v485" svg:viewBox="0 0 1 486">
          <text:p/>
        </draw:connector>
        <draw:connector draw:style-name="gr11" draw:text-style-name="P8" draw:layer="layout" svg:x1="5.524cm" svg:y1="19.874cm" svg:x2="5.524cm" svg:y2="20.359cm" draw:start-shape="id12" draw:start-glue-point="2" draw:end-shape="id8" draw:end-glue-point="0" svg:d="M5524 19874v485" svg:viewBox="0 0 1 486">
          <text:p/>
        </draw:connector>
        <draw:frame draw:style-name="gr10" draw:text-style-name="P7" draw:layer="layout" svg:width="3.769cm" svg:height="0.763cm" draw:transform="rotate (1.0471975511966) translate (15.655cm 5.895cm)">
          <draw:text-box>
            <text:p><text:span text:style-name="T3">NIRCam WFSS</text:span></text:p>
          </draw:text-box>
        </draw:frame>
        <draw:line draw:style-name="gr14" draw:text-style-name="P8" draw:layer="layout" svg:x1="16.423cm" svg:y1="6.015cm" svg:x2="18.05cm" svg:y2="3.179cm">
          <text:p/>
        </draw:line>
        <draw:frame draw:style-name="gr5" draw:text-style-name="P6" draw:layer="layout" svg:width="0.635cm" svg:height="0.827cm" svg:x="10.303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086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6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586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38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04cm" svg:y="17.3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5.569cm" svg:y="17.361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47cm" svg:y="18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0.321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04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78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04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56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22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848cm" svg:y="20.8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5.587cm" svg:y="20.861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883cm" svg:y="17.362cm">
          <draw:text-box>
            <text:p><text:span text:style-name="T2">✔</text:span></text:p>
          </draw:text-box>
        </draw:frame>
        <draw:line draw:style-name="gr14" draw:text-style-name="P8" draw:layer="layout" svg:x1="16.367cm" svg:y1="6.334cm" svg:x2="16.367cm" svg:y2="22.104cm">
          <text:p/>
        </draw:line>
        <draw:frame draw:style-name="gr5" draw:text-style-name="P6" draw:layer="layout" svg:width="0.635cm" svg:height="0.827cm" svg:x="13.347cm" svg:y="12.761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0.321cm" svg:y="12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04cm" svg:y="12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78cm" svg:y="12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04cm" svg:y="12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56cm" svg:y="11.2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13cm" svg:y="15.9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65cm" svg:y="15.9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38cm" svg:y="9.661cm">
          <draw:text-box>
            <text:p><text:span text:style-name="T2">✔</text:span></text:p>
          </draw:text-box>
        </draw:frame>
        <draw:custom-shape draw:style-name="gr2" draw:text-style-name="P4" xml:id="id5" draw:id="id5" draw:layer="layout" svg:width="8.763cm" svg:height="1.143cm" svg:x="1.151cm" svg:y="14.151cm">
          <text:p text:style-name="P2">Resample Slit Spect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635cm" svg:height="0.827cm" svg:x="10.338cm" svg:y="14.3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95cm" svg:y="14.3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21cm" svg:y="14.363cm">
          <draw:text-box>
            <text:p><text:span text:style-name="T2">✔</text:span></text:p>
          </draw:text-box>
        </draw:frame>
        <draw:connector draw:style-name="gr11" draw:text-style-name="P8" draw:layer="layout" svg:x1="5.532cm" svg:y1="15.294cm" svg:x2="5.524cm" svg:y2="15.751cm" draw:start-shape="id5" draw:start-glue-point="2" draw:end-shape="id10" draw:end-glue-point="0" svg:d="M5532 15294v228h-8v229" svg:viewBox="0 0 9 458">
          <text:p/>
        </draw:connector>
        <draw:custom-shape draw:style-name="gr2" draw:text-style-name="P3" xml:id="id7" draw:id="id7" draw:layer="layout" svg:width="8.763cm" svg:height="1.143cm" svg:x="1.143cm" svg:y="6.291cm">
          <text:p text:style-name="P2">Moving Target W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svg:x1="5.524cm" svg:y1="7.434cm" svg:x2="5.524cm" svg:y2="7.891cm" draw:start-shape="id7" draw:start-glue-point="2" draw:end-shape="id1" draw:end-glue-point="0" svg:d="M5524 7434v457" svg:viewBox="0 0 1 458">
          <text:p/>
        </draw:connector>
        <draw:frame draw:style-name="gr5" draw:text-style-name="P6" draw:layer="layout" svg:width="0.635cm" svg:height="0.827cm" svg:x="13.356cm" svg:y="6.561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0.33cm" svg:y="6.5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13cm" svg:y="6.5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87cm" svg:y="6.5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13cm" svg:y="6.5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31cm" svg:y="6.5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5.596cm" svg:y="6.5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91cm" svg:y="6.564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DejaVu Sans2" svg:font-family="'DejaVu Sans'" style:font-pitch="variable" style:font-charset="x-symbol"/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177cm" fo:page-height="26.5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arl Gordon</meta:initial-creator>
    <meta:creation-date>2017-03-03T14:40:37.951197325</meta:creation-date>
    <dc:date>2021-10-07T14:47:11.936227818</dc:date>
    <meta:editing-duration>PT5H32M57S</meta:editing-duration>
    <meta:editing-cycles>43</meta:editing-cycles>
    <meta:generator>LibreOffice/7.1.6.2.0$Linux_X86_64 LibreOffice_project/10$Build-2</meta:generator>
    <dc:creator>Karl Gordon</dc:creator>
    <meta:document-statistic meta:object-count="87"/>
  </office:meta>
</office:document-meta>
</file>